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P052" svg:font-family="P052"/>
    <style:font-face style:name="apple-system" svg:font-family="apple-system, BlinkMacSystemFont, 'Segoe UI', Helvetica, Arial, sans-serif, 'Apple Color Emoji', 'Segoe UI Emoji'"/>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6pt" fo:font-weight="bold" officeooo:rsid="00216d69" officeooo:paragraph-rsid="00216d69" style:font-size-asian="16pt" style:font-weight-asian="bold" style:font-size-complex="16pt" style:font-weight-complex="bold"/>
    </style:style>
    <style:style style:name="P2" style:family="paragraph" style:parent-style-name="Standard">
      <style:text-properties fo:font-size="12pt" fo:font-weight="normal" officeooo:rsid="002551e8" officeooo:paragraph-rsid="0044a457" style:font-size-asian="10.5pt" style:font-weight-asian="normal" style:font-size-complex="12pt" style:font-weight-complex="normal"/>
    </style:style>
    <style:style style:name="P3" style:family="paragraph" style:parent-style-name="Standard">
      <style:text-properties fo:font-size="12pt" fo:font-weight="normal" officeooo:rsid="00757d8f" officeooo:paragraph-rsid="00c1ddab" style:font-size-asian="10.5pt" style:font-weight-asian="normal" style:font-size-complex="12pt" style:font-weight-complex="normal"/>
    </style:style>
    <style:style style:name="P4" style:family="paragraph" style:parent-style-name="Standard">
      <style:text-properties fo:font-size="12pt" fo:font-weight="normal" officeooo:rsid="00757d8f" officeooo:paragraph-rsid="00cc127a" style:font-size-asian="10.5pt" style:font-weight-asian="normal" style:font-size-complex="12pt" style:font-weight-complex="normal"/>
    </style:style>
    <style:style style:name="P5" style:family="paragraph" style:parent-style-name="Standard">
      <style:text-properties fo:font-size="12pt" fo:font-weight="normal" officeooo:rsid="00757d8f" officeooo:paragraph-rsid="00cde73e" style:font-size-asian="10.5pt" style:font-weight-asian="normal" style:font-size-complex="12pt" style:font-weight-complex="normal"/>
    </style:style>
    <style:style style:name="P6" style:family="paragraph" style:parent-style-name="Standard">
      <style:text-properties fo:font-size="12pt" fo:font-weight="normal" officeooo:rsid="00757d8f" officeooo:paragraph-rsid="00ce8ea1" style:font-size-asian="10.5pt" style:font-weight-asian="normal" style:font-size-complex="12pt" style:font-weight-complex="normal"/>
    </style:style>
    <style:style style:name="P7" style:family="paragraph" style:parent-style-name="Standard">
      <style:text-properties fo:font-size="12pt" fo:font-weight="normal" officeooo:rsid="00757d8f" officeooo:paragraph-rsid="00d11a94" style:font-size-asian="10.5pt" style:font-weight-asian="normal" style:font-size-complex="12pt" style:font-weight-complex="normal"/>
    </style:style>
    <style:style style:name="P8" style:family="paragraph" style:parent-style-name="Standard">
      <style:text-properties fo:font-size="12pt" fo:font-weight="normal" officeooo:rsid="00775e7a" officeooo:paragraph-rsid="00cb159b" style:font-size-asian="10.5pt" style:font-weight-asian="normal" style:font-size-complex="12pt" style:font-weight-complex="normal"/>
    </style:style>
    <style:style style:name="P9" style:family="paragraph" style:parent-style-name="Standard">
      <style:text-properties fo:font-size="12pt" fo:font-weight="normal" officeooo:rsid="00775e7a" officeooo:paragraph-rsid="00cc127a" style:font-size-asian="10.5pt" style:font-weight-asian="normal" style:font-size-complex="12pt" style:font-weight-complex="normal"/>
    </style:style>
    <style:style style:name="P10" style:family="paragraph" style:parent-style-name="Standard">
      <style:text-properties fo:font-size="12pt" fo:font-weight="normal" officeooo:rsid="00775e7a" officeooo:paragraph-rsid="00cde73e" style:font-size-asian="10.5pt" style:font-weight-asian="normal" style:font-size-complex="12pt" style:font-weight-complex="normal"/>
    </style:style>
    <style:style style:name="P11" style:family="paragraph" style:parent-style-name="Standard">
      <style:text-properties fo:font-size="12pt" fo:font-weight="normal" officeooo:rsid="00775e7a" officeooo:paragraph-rsid="00ce8ea1" style:font-size-asian="10.5pt" style:font-weight-asian="normal" style:font-size-complex="12pt" style:font-weight-complex="normal"/>
    </style:style>
    <style:style style:name="P12" style:family="paragraph" style:parent-style-name="Standard">
      <style:text-properties fo:font-size="12pt" fo:font-weight="normal" officeooo:rsid="00775e7a" officeooo:paragraph-rsid="00d11a94" style:font-size-asian="10.5pt" style:font-weight-asian="normal" style:font-size-complex="12pt" style:font-weight-complex="normal"/>
    </style:style>
    <style:style style:name="P13" style:family="paragraph" style:parent-style-name="Standard">
      <style:text-properties fo:font-size="12pt" fo:font-weight="normal" officeooo:rsid="00cc127a" officeooo:paragraph-rsid="00cc127a" style:font-size-asian="10.5pt" style:font-weight-asian="normal" style:font-size-complex="12pt" style:font-weight-complex="normal"/>
    </style:style>
    <style:style style:name="P14" style:family="paragraph" style:parent-style-name="Standard">
      <style:text-properties fo:font-size="12pt" fo:font-weight="normal" officeooo:rsid="00cde73e" officeooo:paragraph-rsid="00cde73e" style:font-size-asian="10.5pt" style:font-weight-asian="normal" style:font-size-complex="12pt" style:font-weight-complex="normal"/>
    </style:style>
    <style:style style:name="P15" style:family="paragraph" style:parent-style-name="Standard">
      <style:text-properties fo:font-variant="normal" fo:text-transform="none" fo:color="#24292e" loext:opacity="100%" style:font-name="apple-system" fo:font-size="10.5pt" fo:letter-spacing="normal" fo:font-style="normal" fo:font-weight="normal" officeooo:rsid="00421444" officeooo:paragraph-rsid="0027a328" style:font-size-asian="10.5pt" style:font-weight-asian="normal" style:font-size-complex="12pt" style:font-weight-complex="normal"/>
    </style:style>
    <style:style style:name="P16" style:family="paragraph" style:parent-style-name="Standard">
      <style:text-properties fo:font-variant="normal" fo:text-transform="none" fo:color="#24292e" loext:opacity="100%" style:font-name="apple-system" fo:font-size="10.5pt" fo:letter-spacing="normal" fo:font-style="normal" fo:font-weight="normal" officeooo:rsid="005c0383" officeooo:paragraph-rsid="005c0383" style:font-size-asian="10.5pt" style:font-weight-asian="normal" style:font-size-complex="12pt" style:font-weight-complex="normal"/>
    </style:style>
    <style:style style:name="P17" style:family="paragraph" style:parent-style-name="Standard">
      <style:text-properties style:font-name="P052" fo:font-size="12pt" fo:font-weight="normal" officeooo:rsid="00775e7a" officeooo:paragraph-rsid="00c1ddab" style:font-size-asian="10.5pt" style:font-weight-asian="normal" style:font-size-complex="12pt" style:font-weight-complex="normal"/>
    </style:style>
    <style:style style:name="P18" style:family="paragraph" style:parent-style-name="Standard">
      <style:text-properties style:font-name="P052" fo:font-size="12pt" fo:font-weight="normal" officeooo:rsid="00775e7a" officeooo:paragraph-rsid="00cc127a" style:font-size-asian="10.5pt" style:font-weight-asian="normal" style:font-size-complex="12pt" style:font-weight-complex="normal"/>
    </style:style>
    <style:style style:name="P19" style:family="paragraph" style:parent-style-name="Standard">
      <style:text-properties style:font-name="P052" fo:font-size="12pt" fo:font-weight="normal" officeooo:rsid="00775e7a" officeooo:paragraph-rsid="00cde73e" style:font-size-asian="10.5pt" style:font-weight-asian="normal" style:font-size-complex="12pt" style:font-weight-complex="normal"/>
    </style:style>
    <style:style style:name="P20" style:family="paragraph" style:parent-style-name="Standard">
      <style:text-properties style:font-name="P052" fo:font-size="12pt" fo:font-weight="normal" officeooo:rsid="00775e7a" officeooo:paragraph-rsid="00ce8ea1" style:font-size-asian="10.5pt" style:font-weight-asian="normal" style:font-size-complex="12pt" style:font-weight-complex="normal"/>
    </style:style>
    <style:style style:name="P21" style:family="paragraph" style:parent-style-name="Standard">
      <style:text-properties style:font-name="P052" fo:font-size="12pt" fo:font-weight="normal" officeooo:rsid="00c68724" officeooo:paragraph-rsid="00a1a608" style:font-size-asian="10.5pt" style:font-weight-asian="normal" style:font-size-complex="12pt" style:font-weight-complex="normal"/>
    </style:style>
    <style:style style:name="P22" style:family="paragraph" style:parent-style-name="Standard">
      <style:text-properties style:font-name="P052" fo:font-size="12pt" fo:font-weight="normal" officeooo:rsid="00bc180d" officeooo:paragraph-rsid="00bc180d" style:font-size-asian="10.5pt" style:font-weight-asian="normal" style:font-size-complex="12pt" style:font-weight-complex="normal"/>
    </style:style>
    <style:style style:name="P23" style:family="paragraph" style:parent-style-name="Standard">
      <style:text-properties style:font-name="P052" fo:font-size="12pt" fo:font-weight="normal" officeooo:rsid="00cb159b" officeooo:paragraph-rsid="00cde73e" style:font-size-asian="10.5pt" style:font-weight-asian="normal" style:font-size-complex="12pt" style:font-weight-complex="normal"/>
    </style:style>
    <style:style style:name="P24" style:family="paragraph" style:parent-style-name="Standard">
      <style:text-properties style:font-name="P052" fo:font-size="12pt" fo:font-weight="normal" officeooo:rsid="00b905c3" officeooo:paragraph-rsid="00cc127a" style:font-size-asian="10.5pt" style:font-weight-asian="normal" style:font-size-complex="12pt" style:font-weight-complex="normal"/>
    </style:style>
    <style:style style:name="P25" style:family="paragraph" style:parent-style-name="Standard">
      <style:text-properties style:font-name="P052" fo:font-size="12pt" fo:font-weight="normal" officeooo:rsid="00775e7a" officeooo:paragraph-rsid="00d11a94" style:font-size-asian="10.5pt" style:font-weight-asian="normal" style:font-size-complex="12pt" style:font-weight-complex="normal"/>
    </style:style>
    <style:style style:name="P26" style:family="paragraph" style:parent-style-name="Standard">
      <style:text-properties style:font-name="P052" fo:font-size="12pt" fo:font-weight="normal" officeooo:rsid="00775e7a" officeooo:paragraph-rsid="00d50e82" style:font-size-asian="10.5pt" style:font-weight-asian="normal" style:font-size-complex="12pt" style:font-weight-complex="normal"/>
    </style:style>
    <style:style style:name="P27" style:family="paragraph" style:parent-style-name="Standard">
      <style:text-properties style:font-name="P052" fo:font-size="12pt" fo:font-weight="normal" officeooo:rsid="00775e7a" officeooo:paragraph-rsid="00d7affa" style:font-size-asian="10.5pt" style:font-weight-asian="normal" style:font-size-complex="12pt" style:font-weight-complex="normal"/>
    </style:style>
    <style:style style:name="P28" style:family="paragraph" style:parent-style-name="Standard">
      <style:text-properties style:font-name="P052" fo:font-size="12pt" fo:font-weight="normal" officeooo:rsid="00775e7a" officeooo:paragraph-rsid="00d7cbdf" style:font-size-asian="10.5pt" style:font-weight-asian="normal" style:font-size-complex="12pt" style:font-weight-complex="normal"/>
    </style:style>
    <style:style style:name="P29" style:family="paragraph" style:parent-style-name="Standard">
      <style:text-properties fo:font-size="12pt" fo:font-weight="normal" officeooo:rsid="00757d8f" officeooo:paragraph-rsid="00d50e82" style:font-size-asian="10.5pt" style:font-weight-asian="normal" style:font-size-complex="12pt" style:font-weight-complex="normal"/>
    </style:style>
    <style:style style:name="P30" style:family="paragraph" style:parent-style-name="Standard">
      <style:text-properties fo:font-size="12pt" fo:font-weight="normal" officeooo:rsid="00757d8f" officeooo:paragraph-rsid="00d7affa" style:font-size-asian="10.5pt" style:font-weight-asian="normal" style:font-size-complex="12pt" style:font-weight-complex="normal"/>
    </style:style>
    <style:style style:name="P31" style:family="paragraph" style:parent-style-name="Standard">
      <style:text-properties fo:font-size="12pt" fo:font-weight="normal" officeooo:rsid="00757d8f" officeooo:paragraph-rsid="00d7cbdf" style:font-size-asian="10.5pt" style:font-weight-asian="normal" style:font-size-complex="12pt" style:font-weight-complex="normal"/>
    </style:style>
    <style:style style:name="P32" style:family="paragraph" style:parent-style-name="Standard">
      <style:text-properties fo:font-size="12pt" fo:font-weight="normal" officeooo:rsid="00775e7a" officeooo:paragraph-rsid="00d50e82" style:font-size-asian="10.5pt" style:font-weight-asian="normal" style:font-size-complex="12pt" style:font-weight-complex="normal"/>
    </style:style>
    <style:style style:name="P33" style:family="paragraph" style:parent-style-name="Standard">
      <style:text-properties fo:font-size="12pt" fo:font-weight="normal" officeooo:rsid="00775e7a" officeooo:paragraph-rsid="00d7affa" style:font-size-asian="10.5pt" style:font-weight-asian="normal" style:font-size-complex="12pt" style:font-weight-complex="normal"/>
    </style:style>
    <style:style style:name="P34" style:family="paragraph" style:parent-style-name="Standard">
      <style:text-properties fo:font-size="12pt" fo:font-weight="normal" officeooo:rsid="00775e7a" officeooo:paragraph-rsid="00d7cbdf" style:font-size-asian="10.5pt" style:font-weight-asian="normal" style:font-size-complex="12pt" style:font-weight-complex="normal"/>
    </style:style>
    <style:style style:name="P35" style:family="paragraph" style:parent-style-name="Standard">
      <style:text-properties fo:font-size="12pt" fo:font-weight="normal" officeooo:rsid="00d7ae84" officeooo:paragraph-rsid="00d7ae84" style:font-size-asian="10.5pt" style:font-weight-asian="normal" style:font-size-complex="12pt" style:font-weight-complex="normal"/>
    </style:style>
    <style:style style:name="P36" style:family="paragraph" style:parent-style-name="Standard">
      <style:text-properties fo:font-size="12pt" fo:font-weight="normal" officeooo:rsid="00d9695a" officeooo:paragraph-rsid="00d9695a" style:font-size-asian="10.5pt" style:font-weight-asian="normal" style:font-size-complex="12pt" style:font-weight-complex="normal"/>
    </style:style>
    <style:style style:name="T1" style:family="text">
      <style:text-properties style:font-name="P052"/>
    </style:style>
    <style:style style:name="T2" style:family="text">
      <style:text-properties style:font-name="P052" officeooo:rsid="00b905c3"/>
    </style:style>
    <style:style style:name="T3" style:family="text">
      <style:text-properties style:font-name="P052" officeooo:rsid="00c01e44"/>
    </style:style>
    <style:style style:name="T4" style:family="text">
      <style:text-properties style:font-name="P052" officeooo:rsid="00cb159b"/>
    </style:style>
    <style:style style:name="T5" style:family="text">
      <style:text-properties style:font-name="P052" officeooo:rsid="00cb7ef9"/>
    </style:style>
    <style:style style:name="T6" style:family="text">
      <style:text-properties style:font-name="P052" officeooo:rsid="00cc127a"/>
    </style:style>
    <style:style style:name="T7" style:family="text">
      <style:text-properties style:font-name="P052" officeooo:rsid="00cde73e"/>
    </style:style>
    <style:style style:name="T8" style:family="text">
      <style:text-properties style:font-name="P052" officeooo:rsid="00ce8ea1"/>
    </style:style>
    <style:style style:name="T9" style:family="text">
      <style:text-properties style:font-name="P052" officeooo:rsid="00d04086"/>
    </style:style>
    <style:style style:name="T10" style:family="text">
      <style:text-properties style:font-name="P052" officeooo:rsid="00d11a94"/>
    </style:style>
    <style:style style:name="T11" style:family="text">
      <style:text-properties style:font-name="P052" officeooo:rsid="00d2dd03"/>
    </style:style>
    <style:style style:name="T12" style:family="text">
      <style:text-properties style:font-name="P052" officeooo:rsid="00d2f0f3"/>
    </style:style>
    <style:style style:name="T13" style:family="text">
      <style:text-properties style:font-name="P052" officeooo:rsid="00d4b0da"/>
    </style:style>
    <style:style style:name="T14" style:family="text">
      <style:text-properties style:font-name="P052" officeooo:rsid="00d50e82"/>
    </style:style>
    <style:style style:name="T15" style:family="text">
      <style:text-properties style:font-name="P052" officeooo:rsid="00d7ae84"/>
    </style:style>
    <style:style style:name="T16" style:family="text">
      <style:text-properties style:font-name="P052" officeooo:rsid="00d7affa"/>
    </style:style>
    <style:style style:name="T17" style:family="text">
      <style:text-properties style:font-name="P052" officeooo:rsid="00d7cbdf"/>
    </style:style>
    <style:style style:name="T18" style:family="text">
      <style:text-properties style:font-name="P052" officeooo:rsid="00d9695a"/>
    </style:style>
    <style:style style:name="T19" style:family="text">
      <style:text-properties officeooo:rsid="00c6eec0"/>
    </style:style>
    <style:style style:name="T20" style:family="text">
      <style:text-properties officeooo:rsid="00cb7ef9"/>
    </style:style>
    <style:style style:name="T21" style:family="text">
      <style:text-properties officeooo:rsid="00ce8ea1"/>
    </style:style>
    <style:style style:name="T22" style:family="text">
      <style:text-properties officeooo:rsid="00d04086"/>
    </style:style>
    <style:style style:name="T23" style:family="text">
      <style:text-properties officeooo:rsid="00d2dd03"/>
    </style:style>
    <style:style style:name="T24" style:family="text">
      <style:text-properties officeooo:rsid="00d7cbd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vers</text:p>
      <text:p text:style-name="P2"/>
      <text:p text:style-name="P16">mettre des effets de sympaticus dans le lien de base</text:p>
      <text:p text:style-name="P15"/>
      <text:p text:style-name="P15"/>
      <text:p text:style-name="P21"/>
      <text:p text:style-name="P3"><text:span text:style-name="T4">Ablution</text:span><text:span text:style-name="T2"> </text:span><text:span text:style-name="T1">(rang </text:span><text:span text:style-name="T4">1</text:span><text:span text:style-name="T1">) : </text:span><text:span text:style-name="T2">Ce </text:span><text:span text:style-name="T4">rite </text:span><text:span text:style-name="T5">purifie une personne : éliminant la plupart des micro-organismes nuisibles (champignons, bactéries etc. mais pas virus, prions, </text:span><text:span text:style-name="T13">poisons</text:span><text:span text:style-name="T5"> ou maux plus subtils) et lavant aussi son âme (imposant un malus de 5 à toutes les tentatives de l’affecter par un pouvoir d’un autre arcane que la théurgie).</text:span></text:p>
      <text:p text:style-name="P8"><text:span text:style-name="T4">Composantes</text:span><text:span text:style-name="T1"> : </text:span><text:span text:style-name="T4">Liturgie, gestes, prière.</text:span></text:p>
      <text:p text:style-name="P8"><text:span text:style-name="T4">Portée : T</text:span><text:span text:style-name="T3">oucher</text:span><text:span text:style-name="T1">.</text:span></text:p>
      <text:p text:style-name="P17">Durée : <text:span text:style-name="T20">Prolongée</text:span>.</text:p>
      <text:p text:style-name="P22"/>
      <text:p text:style-name="P4"><text:span text:style-name="T6">Foyer</text:span><text:span text:style-name="T2"> </text:span><text:span text:style-name="T1">(rang </text:span><text:span text:style-name="T7">1</text:span><text:span text:style-name="T1">) :</text:span><text:span text:style-name="T4"> </text:span><text:span text:style-name="T6">Ce rite crée un feu surnaturel fournissant de la lumière et une chaleur suffisante pour faire bouillir de l’eau ou cuisiner. La flamme n’est pas réelle : elle ne peut démarrer un autre feu ou faire fondre des métaux.</text:span></text:p>
      <text:p text:style-name="P13"><text:span text:style-name="T6">U</text:span><text:span text:style-name="T1">ne fois le rite achevé, un point d’anima peut être dépensé pour le prolonger durant une période égale à la durée initiale.</text:span></text:p>
      <text:p text:style-name="P23">Composantes : Liturgie, gestes.</text:p>
      <text:p text:style-name="P9"><text:span text:style-name="T4">Portée : T</text:span><text:span text:style-name="T3">oucher</text:span><text:span text:style-name="T1">.</text:span></text:p>
      <text:p text:style-name="P18"><text:span text:style-name="T19">Durée : </text:span><text:span text:style-name="T20">Prolongée</text:span><text:span text:style-name="T19">.</text:span></text:p>
      <text:p text:style-name="P24"/>
      <text:p text:style-name="P5"><text:span text:style-name="T7">Apaisement </text:span><text:span text:style-name="T1">(rang </text:span><text:span text:style-name="T6">2</text:span><text:span text:style-name="T1">) :</text:span><text:span text:style-name="T4"> </text:span><text:span text:style-name="T6">Ce rite </text:span><text:span text:style-name="T7">purge la cible de ses excès émotionnels : rage, haine, peur excitation etc. </text:span></text:p>
      <text:p text:style-name="P14"><text:span text:style-name="T7">S</text:span><text:span text:style-name="T1">i des jets de volonté sont nécessaire à la cible pour résister à auxdits excès, elle y reçoit un bonus de +5 par incrément sur le jet d’activation.</text:span></text:p>
      <text:p text:style-name="P10"><text:span text:style-name="T4">Composantes : </text:span><text:span text:style-name="T7">G</text:span><text:span text:style-name="T4">estes.</text:span></text:p>
      <text:p text:style-name="P10"><text:span text:style-name="T4">Portée : </text:span><text:span text:style-name="T7">Sensorielle</text:span><text:span text:style-name="T1">.</text:span></text:p>
      <text:p text:style-name="P19"><text:span text:style-name="T19">Durée : </text:span><text:span text:style-name="T20">Prolongée</text:span><text:span text:style-name="T19">.</text:span></text:p>
      <text:p text:style-name="P19"/>
      <text:p text:style-name="P6"><text:span text:style-name="T8">À cœur ouvert </text:span><text:span text:style-name="T1">(rang </text:span><text:span text:style-name="T6">2</text:span><text:span text:style-name="T1">) :</text:span><text:span text:style-name="T4"> </text:span><text:span text:style-name="T6">Ce rite </text:span><text:span text:style-name="T8">a les mêmes effets que la combinaison des pouvoirs </text:span><text:span text:style-name="T12">psi</text:span><text:span text:style-name="T8"> porte de l’inconscient et canal mental </text:span><text:span text:style-name="T12">du chemin psyché</text:span><text:span text:style-name="T8">.</text:span></text:p>
      <text:p text:style-name="P11"><text:span text:style-name="T4">Composantes : </text:span><text:span text:style-name="T8">Prière</text:span><text:span text:style-name="T4">.</text:span></text:p>
      <text:p text:style-name="P11"><text:span text:style-name="T4">Portée : </text:span><text:span text:style-name="T7">Sensorielle</text:span><text:span text:style-name="T1">.</text:span></text:p>
      <text:p text:style-name="P20"><text:span text:style-name="T19">Durée : </text:span><text:span text:style-name="T21">Étendue</text:span><text:span text:style-name="T19">.</text:span></text:p>
      <text:p text:style-name="P20"/>
      <text:p text:style-name="P6"><text:span text:style-name="T8">Fructueuse multiplication </text:span><text:span text:style-name="T1">(rang </text:span><text:span text:style-name="T8">3</text:span><text:span text:style-name="T1">) :</text:span><text:span text:style-name="T4"> </text:span><text:span text:style-name="T6">Ce rite </text:span><text:span text:style-name="T9">permet de multiplier une quantité de substance nécessaires à la vie (eau, air, tissu, bois de chauffe etc.) ne dépassant pas 20kg par rang de théurgie par deux plus un par incrément.</text:span></text:p>
      <text:p text:style-name="P11"><text:span text:style-name="T4">Composantes : </text:span><text:span text:style-name="T9">Liturgie, p</text:span><text:span text:style-name="T8">rière</text:span><text:span text:style-name="T4">.</text:span></text:p>
      <text:p text:style-name="P11"><text:span text:style-name="T4">Portée : </text:span><text:span text:style-name="T9">Toucher</text:span><text:span text:style-name="T1">.</text:span></text:p>
      <text:p text:style-name="P20"><text:span text:style-name="T19">Durée : </text:span><text:span text:style-name="T22">Perpétuelle</text:span><text:span text:style-name="T19">.</text:span></text:p>
      <text:p text:style-name="P20"/>
      <text:p text:style-name="P7"><text:span text:style-name="T10">Restauration</text:span><text:span text:style-name="T8"> </text:span><text:span text:style-name="T1">(rang </text:span><text:span text:style-name="T8">3</text:span><text:span text:style-name="T1">) :</text:span><text:span text:style-name="T4"> </text:span><text:span text:style-name="T6">Ce rite </text:span><text:span text:style-name="T13">soigne une personne des causes de maladie qui n’ont pu être guéries par le rite de rang 1 ablution. Les poisons, virus et toxines sont expulsés du corps. Le corps doit désormais guérir seul et récupérer, mais ce qui le rendait malade est purgé.</text:span></text:p>
      <text:p text:style-name="P12"><text:span text:style-name="T4">Composantes : </text:span><text:span text:style-name="T9">Liturgie, </text:span><text:span text:style-name="T11">gestes, </text:span><text:span text:style-name="T9">p</text:span><text:span text:style-name="T8">rière</text:span><text:span text:style-name="T4">.</text:span></text:p>
      <text:p text:style-name="P12"><text:span text:style-name="T4">Portée : </text:span><text:span text:style-name="T9">Toucher</text:span><text:span text:style-name="T1">.</text:span></text:p>
      <text:p text:style-name="P25"><text:span text:style-name="T19">Durée : </text:span><text:span text:style-name="T23">Instantané</text:span><text:span text:style-name="T22">e</text:span><text:span text:style-name="T19">.</text:span></text:p>
      <text:p text:style-name="P25"/>
      <text:p text:style-name="P29"><text:soft-page-break/><text:span text:style-name="T14">Manne céleste</text:span><text:span text:style-name="T8"> </text:span><text:span text:style-name="T1">(rang </text:span><text:span text:style-name="T16">3</text:span><text:span text:style-name="T1">) :</text:span><text:span text:style-name="T4"> </text:span><text:span text:style-name="T15">Ce rite crée suffisamment de nourriture pour 10 adultes par point d’anima dépensé. La qualité de la nourriture dépend des incréments :</text:span></text:p>
      <text:p text:style-name="P35"><text:span text:style-name="T1">pas d’incrément : substance caoutchouteuse;</text:span></text:p>
      <text:p text:style-name="P35"><text:span text:style-name="T1">1 incrément : simple assortiment de légumes et viandes de base;</text:span></text:p>
      <text:p text:style-name="P35"><text:span text:style-name="T1">2 incréments : repas préparé et cuit;</text:span></text:p>
      <text:p text:style-name="P35"><text:span text:style-name="T1">3 incréments : plat délicieux.</text:span></text:p>
      <text:p text:style-name="P35"><text:span text:style-name="T1">La qualité du repas ne change rien à sa valeur nourricière.</text:span></text:p>
      <text:p text:style-name="P32"><text:span text:style-name="T4">Composantes : </text:span><text:span text:style-name="T9">Liturgie,</text:span><text:span text:style-name="T11"> </text:span><text:span text:style-name="T9">p</text:span><text:span text:style-name="T8">rière</text:span><text:span text:style-name="T4">.</text:span></text:p>
      <text:p text:style-name="P32"><text:span text:style-name="T4">Portée : </text:span><text:span text:style-name="T9">Toucher</text:span><text:span text:style-name="T1">.</text:span></text:p>
      <text:p text:style-name="P26"><text:span text:style-name="T19">Durée : </text:span><text:span text:style-name="T23">Instantané</text:span><text:span text:style-name="T22">e</text:span><text:span text:style-name="T19">.</text:span></text:p>
      <text:p text:style-name="P26"/>
      <text:p text:style-name="P30"><text:span text:style-name="T14">Ma</text:span><text:span text:style-name="T16">in secourable de sainte Amalthée</text:span><text:span text:style-name="T8"> </text:span><text:span text:style-name="T16">de Téthys </text:span><text:span text:style-name="T1">(rang </text:span><text:span text:style-name="T16">4</text:span><text:span text:style-name="T1">) :</text:span><text:span text:style-name="T4"> </text:span><text:span text:style-name="T17">Récitant les divers noms du Pancréateur, tel qu’inscrit dans les éthiques compassionnelles, le théurge guérit une blessure de sa cible plus une par incrément mais il peut aussi rattacher des membres, retirer des éclats profondément enfouis, guérir des organes détruits et même ramener à la vie un décédé très récent dont la mort fut causée par une blessure qu’il est en train de guérir.</text:span></text:p>
      <text:p text:style-name="P33"><text:span text:style-name="T4">Composantes : </text:span><text:span text:style-name="T9">Liturgie, </text:span><text:span text:style-name="T16">gestes,</text:span><text:span text:style-name="T11"> </text:span><text:span text:style-name="T9">p</text:span><text:span text:style-name="T8">rière</text:span><text:span text:style-name="T4">.</text:span></text:p>
      <text:p text:style-name="P33"><text:span text:style-name="T4">Portée : </text:span><text:span text:style-name="T9">Toucher</text:span><text:span text:style-name="T1">.</text:span></text:p>
      <text:p text:style-name="P27"><text:span text:style-name="T19">Durée : </text:span><text:span text:style-name="T23">Instantané</text:span><text:span text:style-name="T22">e</text:span><text:span text:style-name="T19">.</text:span></text:p>
      <text:p text:style-name="P27"/>
      <text:p text:style-name="P31"><text:span text:style-name="T17">Invitation d’Hamomeyelos, seigneur de la miséricorde</text:span><text:span text:style-name="T16"> </text:span><text:span text:style-name="T1">(rang </text:span><text:span text:style-name="T17">5</text:span><text:span text:style-name="T1">) :</text:span><text:span text:style-name="T4"> </text:span><text:span text:style-name="T17">Ce rite permet d’invoquer cette puissance incorporelle de l’empyrée qui, d’après les eskatoniques, commande à la </text:span><text:span text:style-name="T18">sixi</text:span><text:span text:style-name="T17">ème émanation du soleil céleste avec rang d</text:span><text:span text:style-name="T18">e Vertu</text:span><text:span text:style-name="T17">.</text:span></text:p>
      <text:p text:style-name="P36"><text:span text:style-name="T17">H</text:span><text:span text:style-name="T1">amomeyelos n’apparaîtra jamais directement mais toujours sous la forme d’un bon samaritain (mendiant, aubergiste généreux, visiteur impromptu) et sera toujours dans la position d’accorder au théurge ce qui sera nécessaire à sa sauvegarde (ce qui n’est pas forcément la même chose que ce qui est demandé).</text:span></text:p>
      <text:p text:style-name="P34"><text:span text:style-name="T4">Composantes : </text:span><text:span text:style-name="T9">Liturgie, </text:span><text:span text:style-name="T16">gestes,</text:span><text:span text:style-name="T11"> </text:span><text:span text:style-name="T9">p</text:span><text:span text:style-name="T8">rière</text:span><text:span text:style-name="T4">.</text:span></text:p>
      <text:p text:style-name="P34"><text:span text:style-name="T4">Portée : </text:span><text:span text:style-name="T17">Variable</text:span><text:span text:style-name="T1">.</text:span></text:p>
      <text:p text:style-name="P28"><text:span text:style-name="T19">Durée : </text:span><text:span text:style-name="T24">Variable</text:span><text:span text:style-name="T19">.</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P052" svg:font-family="P052"/>
    <style:font-face style:name="apple-system" svg:font-family="apple-system, BlinkMacSystemFont, 'Segoe UI', Helvetica, Arial, sans-serif, 'Apple Color Emoji', 'Segoe UI Emoji'"/>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P052"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in" style:writing-mode="page"/>
      <style:text-properties style:use-window-font-color="true" loext:opacity="0%" style:font-name="P052"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P052" fo:font-family="P052" fo:font-size="12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P052" fo:font-family="P052"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P052" fo:font-family="P052"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P052" fo:font-family="P052"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06T16:12:01.657691163</meta:creation-date>
    <meta:generator>LibreOffice/7.0.5.2$Linux_X86_64 LibreOffice_project/00$Build-2</meta:generator>
    <dc:date>2021-05-15T13:42:47.424338119</dc:date>
    <meta:editing-duration>PT20H21M</meta:editing-duration>
    <meta:editing-cycles>129</meta:editing-cycles>
    <meta:document-statistic meta:table-count="0" meta:image-count="0" meta:object-count="0" meta:page-count="2" meta:paragraph-count="46" meta:word-count="604" meta:character-count="3627" meta:non-whitespace-character-count="3068"/>
  </office:meta>
</office:document-meta>
</file>